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style:writing-mode="lr-tb"/>
    </style:style>
    <style:style style:name="P3" style:family="paragraph" style:parent-style-name="Preformatted_20_Text">
      <style:paragraph-properties fo:margin-top="0in" fo:margin-bottom="0.1965in" style:contextual-spacing="false"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text:span text:style-name="Strong_20_Emphasis">Seaborn vs Matplotlib</text:span></text:h>
      <text:p text:style-name="Text_20_body">Matplotlib is a basic plotting library in Python that offers full control over plots, while Seaborn is built on top of it and provides easier, more visually appealing charts. Seaborn is best when you want quick, attractive visualizations with minimal code. Use Seaborn for statistical plots and enhanced aesthetics; use Matplotlib when you need more customization.</text:p>
      <text:h text:style-name="Heading_20_3" text:outline-level="3">2. <text:span text:style-name="Strong_20_Emphasis">Purpose of a Box Plot</text:span></text:h>
      <text:p text:style-name="Text_20_body">A box plot shows the distribution of data based on minimum, first quartile, median, third quartile, and maximum. It helps in identifying outliers as individual points outside the whiskers. It also allows for easy comparison of data distributions across groups.</text:p>
      <text:h text:style-name="Heading_20_3" text:outline-level="3">3. <text:span text:style-name="Strong_20_Emphasis">Understanding with Heatmaps</text:span></text:h>
      <text:p text:style-name="Text_20_body">Heatmaps display data as color-coded matrices, making it easy to spot relationships or patterns between variables. For example, a heatmap of a correlation matrix in a health dataset can show which symptoms are most strongly associated with a disease.</text:p>
      <text:h text:style-name="Heading_20_3" text:outline-level="3">4. <text:span text:style-name="Strong_20_Emphasis">Color Palettes in Seaborn</text:span></text:h>
      <text:p text:style-name="Text_20_body">Color palettes are predefined or custom sets of colors used in visualizations. Customizing them helps make visuals more intuitive, highlight key insights, and ensure accessibility. In storytelling, good palettes enhance readability and emotional impact.</text:p>
      <text:h text:style-name="Heading_20_3" text:outline-level="3">5. <text:span text:style-name="Strong_20_Emphasis">Role of SciPy</text:span></text:h>
      <text:p text:style-name="Text_20_body">SciPy is a scientific computing library that builds on NumPy and offers modules for optimization, statistics, integration, and signal processing. Use cases where SciPy is preferred over NumPy include performing t-tests (scipy.stats.ttest_ind) and solving differential equations (scipy.integrate).</text:p>
      <text:p text:style-name="Horizontal_20_Line"/>
      <text:h text:style-name="Heading_20_2" text:outline-level="2">✅ <text:span text:style-name="Strong_20_Emphasis">Practical Questions (in Jupyter Notebook)</text:span></text:h>
      <text:p text:style-name="Text_20_body">Create your <text:span text:style-name="Source_20_Text">week_7_&lt;your_name&gt;_assignment.ipynb</text:span> notebook and use the following structure:</text:p>
      <text:h text:style-name="Heading_20_3" text:outline-level="3">🟦 <text:span text:style-name="Strong_20_Emphasis">1. Line Plot of COVID-19 Trends</text:span></text:h>
      <text:p text:style-name="Preformatted_20_Text">python</text:p>
      <text:p text:style-name="Preformatted_20_Text">CopyEdit</text:p>
      <text:p text:style-name="P1"><text:span text:style-name="Source_20_Text">import pandas as pd</text:span></text:p>
      <text:p text:style-name="P2"><text:span text:style-name="Source_20_Text">import matplotlib.pyplot as plt</text:span></text:p>
      <text:p text:style-name="P2"/>
      <text:p text:style-name="P2"><text:span text:style-name="Source_20_Text">df = pd.read_csv('data.csv')</text:span></text:p>
      <text:p text:style-name="P2"><text:span text:style-name="Source_20_Text">nepal_data = df[df['countriesAndTerritories'] == 'Nepal']</text:span></text:p>
      <text:p text:style-name="P2"><text:span text:style-name="Source_20_Text">nepal_data['dateRep'] = pd.to_datetime(nepal_data['dateRep'], dayfirst=True)</text:span></text:p>
      <text:p text:style-name="P2"><text:span text:style-name="Source_20_Text">nepal_data = nepal_data.sort_values('dateRep')</text:span></text:p>
      <text:p text:style-name="P2"/>
      <text:p text:style-name="P2"><text:span text:style-name="Source_20_Text">plt.plot(nepal_data['dateRep'], nepal_data['cases'], label='Cases')</text:span></text:p>
      <text:p text:style-name="P2"><text:span text:style-name="Source_20_Text">plt.plot(nepal_data['dateRep'], nepal_data['deaths'], label='Deaths')</text:span></text:p>
      <text:p text:style-name="P2"><text:span text:style-name="Source_20_Text">plt.legend()</text:span></text:p>
      <text:p text:style-name="P2"><text:span text:style-name="Source_20_Text">plt.title('COVID-19 Trend in Nepal')</text:span></text:p>
      <text:p text:style-name="P2"><text:soft-page-break/><text:span text:style-name="Source_20_Text">plt.xlabel('Date')</text:span></text:p>
      <text:p text:style-name="P2"><text:span text:style-name="Source_20_Text">plt.ylabel('Count')</text:span></text:p>
      <text:p text:style-name="P2"><text:span text:style-name="Source_20_Text">plt.grid()</text:span></text:p>
      <text:p text:style-name="P3"><text:span text:style-name="Source_20_Text">plt.show()</text:span></text:p>
      <text:h text:style-name="Heading_20_3" text:outline-level="3">🟦 <text:span text:style-name="Strong_20_Emphasis">2. Top 10 Countries with Most Cases (Bar Plot)</text:span></text:h>
      <text:p text:style-name="Preformatted_20_Text">python</text:p>
      <text:p text:style-name="Preformatted_20_Text">CopyEdit</text:p>
      <text:p text:style-name="P1"><text:span text:style-name="Source_20_Text">top_countries = df.groupby('countriesAndTerritories')['cases'].sum().sort_values(ascending=False).head(10)</text:span></text:p>
      <text:p text:style-name="P2"><text:span text:style-name="Source_20_Text">top_countries.plot(kind='bar', color='tomato')</text:span></text:p>
      <text:p text:style-name="P2"><text:span text:style-name="Source_20_Text">plt.title('Top 10 Countries by Total COVID-19 Cases')</text:span></text:p>
      <text:p text:style-name="P2"><text:span text:style-name="Source_20_Text">plt.ylabel('Total Cases')</text:span></text:p>
      <text:p text:style-name="P2"><text:span text:style-name="Source_20_Text">plt.xticks(rotation=45)</text:span></text:p>
      <text:p text:style-name="P2"><text:span text:style-name="Source_20_Text">plt.grid(axis='y')</text:span></text:p>
      <text:p text:style-name="P3"><text:span text:style-name="Source_20_Text">plt.show()</text:span></text:p>
      <text:h text:style-name="Heading_20_3" text:outline-level="3">🟦 <text:span text:style-name="Strong_20_Emphasis">3. Compare Continents (Box Plot)</text:span></text:h>
      <text:p text:style-name="Preformatted_20_Text">python</text:p>
      <text:p text:style-name="Preformatted_20_Text">CopyEdit</text:p>
      <text:p text:style-name="P1"><text:span text:style-name="Source_20_Text">import seaborn as sns</text:span></text:p>
      <text:p text:style-name="P2"><text:span text:style-name="Source_20_Text">sns.boxplot(x='continentExp', y='cases', data=df)</text:span></text:p>
      <text:p text:style-name="P2"><text:span text:style-name="Source_20_Text">plt.yscale('log') <text:s/># Optional: handle large values</text:span></text:p>
      <text:p text:style-name="P2"><text:span text:style-name="Source_20_Text">plt.title('Distribution of Daily Cases by Continent')</text:span></text:p>
      <text:p text:style-name="P3"><text:span text:style-name="Source_20_Text">plt.show()</text:span></text:p>
      <text:h text:style-name="Heading_20_3" text:outline-level="3">🟦 <text:span text:style-name="Strong_20_Emphasis">4. Population vs Cases (Scatter Plot)</text:span></text:h>
      <text:p text:style-name="Preformatted_20_Text">python</text:p>
      <text:p text:style-name="Preformatted_20_Text">CopyEdit</text:p>
      <text:p text:style-name="P1"><text:span text:style-name="Source_20_Text">total_cases = df.groupby(['countriesAndTerritories', 'continentExp']).agg({</text:span></text:p>
      <text:p text:style-name="P2"><text:span text:style-name="Source_20_Text"><text:s text:c="4"/>'cases': 'sum', 'popData2019': 'first'}).reset_index()</text:span></text:p>
      <text:p text:style-name="P2"><text:span text:style-name="Source_20_Text">sns.scatterplot(x='popData2019', y='cases', hue='continentExp', data=total_cases)</text:span></text:p>
      <text:p text:style-name="P2"><text:span text:style-name="Source_20_Text">plt.title('Population vs Total Cases by Country')</text:span></text:p>
      <text:p text:style-name="P2"><text:span text:style-name="Source_20_Text">plt.xlabel('Population (2019)')</text:span></text:p>
      <text:p text:style-name="P2"><text:span text:style-name="Source_20_Text">plt.ylabel('Total Cases')</text:span></text:p>
      <text:p text:style-name="P2"><text:span text:style-name="Source_20_Text">plt.xscale('log')</text:span></text:p>
      <text:p text:style-name="P2"><text:span text:style-name="Source_20_Text">plt.yscale('log')</text:span></text:p>
      <text:p text:style-name="P2"><text:span text:style-name="Source_20_Text">plt.grid()</text:span></text:p>
      <text:p text:style-name="P3"><text:span text:style-name="Source_20_Text">plt.show()</text:span></text:p>
      <text:h text:style-name="Heading_20_3" text:outline-level="3">🟦 <text:span text:style-name="Strong_20_Emphasis">5. Heatmap of Correlation Matrix</text:span></text:h>
      <text:p text:style-name="Preformatted_20_Text">python</text:p>
      <text:p text:style-name="Preformatted_20_Text">CopyEdit</text:p>
      <text:p text:style-name="P1"><text:span text:style-name="Source_20_Text">corr_data = df[['cases', 'deaths', 'popData2019', 'Cumulative_number_for_14_days_of_COVID-19_cases_per_100000']]</text:span></text:p>
      <text:p text:style-name="P2"><text:span text:style-name="Source_20_Text">corr_matrix = corr_data.corr()</text:span></text:p>
      <text:p text:style-name="P2"><text:span text:style-name="Source_20_Text">sns.heatmap(corr_matrix, annot=True, cmap='coolwarm')</text:span></text:p>
      <text:p text:style-name="P2"><text:span text:style-name="Source_20_Text">plt.title('Correlation Matrix')</text:span></text:p>
      <text:p text:style-name="P3"><text:span text:style-name="Source_20_Text">plt.show()</text:span></text:p>
      <text:h text:style-name="Heading_20_3" text:outline-level="3">🟦 <text:span text:style-name="Strong_20_Emphasis">6. Custom Color Palette Plot</text:span></text:h>
      <text:p text:style-name="Preformatted_20_Text">python</text:p>
      <text:p text:style-name="Preformatted_20_Text">CopyEdit</text:p>
      <text:p text:style-name="P1"><text:span text:style-name="Source_20_Text">palette = sns.color_palette(['#1f77b4', '#ff7f0e', '#2ca02c', '#d62728'])</text:span></text:p>
      <text:p text:style-name="P2"><text:soft-page-break/><text:span text:style-name="Source_20_Text">avg_deaths = df.groupby('continentExp')['deaths'].mean().sort_values()</text:span></text:p>
      <text:p text:style-name="P2"><text:span text:style-name="Source_20_Text">sns.barplot(x=avg_deaths.index, y=avg_deaths.values, palette=palette)</text:span></text:p>
      <text:p text:style-name="P2"><text:span text:style-name="Source_20_Text">plt.title('Average Daily Deaths by Continent')</text:span></text:p>
      <text:p text:style-name="P2"><text:span text:style-name="Source_20_Text">plt.ylabel('Deaths')</text:span></text:p>
      <text:p text:style-name="P2"><text:span text:style-name="Source_20_Text">plt.xticks(rotation=45)</text:span></text:p>
      <text:p text:style-name="P3"><text:span text:style-name="Source_20_Text">plt.show()</text:span></text:p>
      <text:h text:style-name="Heading_20_3" text:outline-level="3">🟦 <text:span text:style-name="Strong_20_Emphasis">7. T-test using SciPy</text:span></text:h>
      <text:p text:style-name="Preformatted_20_Text">python</text:p>
      <text:p text:style-name="Preformatted_20_Text">CopyEdit</text:p>
      <text:p text:style-name="P1"><text:span text:style-name="Source_20_Text">from scipy.stats import ttest_ind</text:span></text:p>
      <text:p text:style-name="P2"/>
      <text:p text:style-name="P2"><text:span text:style-name="Source_20_Text">asia = df[df['continentExp'] == 'Asia']['Cumulative_number_for_14_days_of_COVID-19_cases_per_100000'].dropna()</text:span></text:p>
      <text:p text:style-name="P2"><text:span text:style-name="Source_20_Text">europe = df[df['continentExp'] == 'Europe']['Cumulative_number_for_14_days_of_COVID-19_cases_per_100000'].dropna()</text:span></text:p>
      <text:p text:style-name="P2"/>
      <text:p text:style-name="P2"><text:span text:style-name="Source_20_Text">t_stat, p_val = ttest_ind(asia, europe)</text:span></text:p>
      <text:p text:style-name="P3"><text:span text:style-name="Source_20_Text">print(f"T-statistic: {t_stat}, P-value: {p_val}")</text:span></text:p>
      <text:h text:style-name="Heading_20_3" text:outline-level="3">🟦 <text:span text:style-name="Strong_20_Emphasis">8. Histogram of Daily Cases</text:span></text:h>
      <text:p text:style-name="Preformatted_20_Text">python</text:p>
      <text:p text:style-name="Preformatted_20_Text">CopyEdit</text:p>
      <text:p text:style-name="P1"><text:span text:style-name="Source_20_Text">plt.hist(df['cases'], bins=50, color='skyblue', edgecolor='black')</text:span></text:p>
      <text:p text:style-name="P2"><text:span text:style-name="Source_20_Text">plt.title('Distribution of Daily Cases')</text:span></text:p>
      <text:p text:style-name="P2"><text:span text:style-name="Source_20_Text">plt.xlabel('Cases')</text:span></text:p>
      <text:p text:style-name="P2"><text:span text:style-name="Source_20_Text">plt.ylabel('Frequency')</text:span></text:p>
      <text:p text:style-name="P2"><text:span text:style-name="Source_20_Text">plt.grid(True)</text:span></text:p>
      <text:p text:style-name="P3"><text:span text:style-name="Source_20_Text">plt.show()</text:span></text:p>
      <text:h text:style-name="Heading_20_3" text:outline-level="3">🟦 <text:span text:style-name="Strong_20_Emphasis">9. Trend of Deaths Over Months</text:span></text:h>
      <text:p text:style-name="Preformatted_20_Text">python</text:p>
      <text:p text:style-name="Preformatted_20_Text">CopyEdit</text:p>
      <text:p text:style-name="P1"><text:span text:style-name="Source_20_Text">df['month'] = pd.to_datetime(df['dateRep'], dayfirst=True).dt.to_period('M')</text:span></text:p>
      <text:p text:style-name="P2"><text:span text:style-name="Source_20_Text">monthly_deaths = df.groupby('month')['deaths'].mean()</text:span></text:p>
      <text:p text:style-name="P2"><text:span text:style-name="Source_20_Text">monthly_deaths.plot(marker='o')</text:span></text:p>
      <text:p text:style-name="P2"><text:span text:style-name="Source_20_Text">plt.title('Average Deaths per Month Globally')</text:span></text:p>
      <text:p text:style-name="P2"><text:span text:style-name="Source_20_Text">plt.xlabel('Month')</text:span></text:p>
      <text:p text:style-name="P2"><text:span text:style-name="Source_20_Text">plt.ylabel('Average Deaths')</text:span></text:p>
      <text:p text:style-name="P2"><text:span text:style-name="Source_20_Text">plt.grid()</text:span></text:p>
      <text:p text:style-name="P3"><text:span text:style-name="Source_20_Text">plt.show()</text:span></text:p>
      <text:h text:style-name="Heading_20_3" text:outline-level="3">🟦 <text:span text:style-name="Strong_20_Emphasis">10. Cumulative Case Rate: Top vs Bottom Countries</text:span></text:h>
      <text:p text:style-name="Preformatted_20_Text">python</text:p>
      <text:p text:style-name="Preformatted_20_Text">CopyEdit</text:p>
      <text:p text:style-name="P1"><text:span text:style-name="Source_20_Text">cum_rate = df.groupby('countriesAndTerritories')['Cumulative_number_for_14_days_of_COVID-19_cases_per_100000'].mean()</text:span></text:p>
      <text:p text:style-name="P2"><text:span text:style-name="Source_20_Text">top5 = cum_rate.sort_values(ascending=False).head(5)</text:span></text:p>
      <text:p text:style-name="P2"><text:span text:style-name="Source_20_Text">bottom5 = cum_rate.sort_values().head(5)</text:span></text:p>
      <text:p text:style-name="P2"><text:span text:style-name="Source_20_Text">compare = pd.concat([top5, bottom5])</text:span></text:p>
      <text:p text:style-name="P2"><text:span text:style-name="Source_20_Text">compare.plot(kind='barh', color='slateblue')</text:span></text:p>
      <text:p text:style-name="P2"><text:span text:style-name="Source_20_Text">plt.title('Top vs Bottom Countries by 14-Day Cumulative Case Rate')</text:span></text:p>
      <text:p text:style-name="P2"><text:span text:style-name="Source_20_Text">plt.xlabel('Cases per 100k')</text:span></text:p>
      <text:p text:style-name="P3"><text:span text:style-name="Source_20_Text">plt.show()</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22:32:18.148655945</meta:creation-date>
    <dc:date>2025-07-07T22:32:39.336397017</dc:date>
    <meta:editing-duration>PT22S</meta:editing-duration>
    <meta:editing-cycles>1</meta:editing-cycles>
    <meta:generator>LibreOffice/24.2.7.2$Linux_X86_64 LibreOffice_project/420$Build-2</meta:generator>
    <meta:document-statistic meta:table-count="0" meta:image-count="0" meta:object-count="0" meta:page-count="3" meta:paragraph-count="117" meta:word-count="550" meta:character-count="5236" meta:non-whitespace-character-count="4798"/>
  </office:meta>
</office:document-meta>
</file>